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4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3.355cm"/>
    </style:style>
    <style:style style:name="co5" style:family="table-column">
      <style:table-column-properties fo:break-before="auto" style:column-width="3.087cm"/>
    </style:style>
    <style:style style:name="co6" style:family="table-column">
      <style:table-column-properties fo:break-before="auto" style:column-width="2.986cm"/>
    </style:style>
    <style:style style:name="co7" style:family="table-column">
      <style:table-column-properties fo:break-before="auto" style:column-width="3.164cm"/>
    </style:style>
    <style:style style:name="co8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2.605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5.223cm"/>
    </style:style>
    <style:style style:name="co13" style:family="table-column">
      <style:table-column-properties fo:break-before="auto" style:column-width="5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5eb91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ackground-color="#5eb91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ackground-color="#5eb91e" fo:border-left="0.74pt solid #000000" fo:border-right="0.74pt solid #000000" fo:border-top="none"/>
    </style:style>
    <style:style style:name="ce5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row table:style-name="ro1">
          <table:table-cell table:number-columns-repeated="3"/>
          <table:table-cell table:style-name="ce5" office:value-type="string" calcext:value-type="string">
            <text:p>avg fragmentation</text:p>
          </table:table-cell>
          <table:table-cell table:style-name="ce5" office:value-type="string" calcext:value-type="string">
            <text:p>avg hole size</text:p>
          </table:table-cell>
          <table:table-cell table:style-name="ce5" office:value-type="string" calcext:value-type="string">
            <text:p>avg holes examined</text:p>
          </table:table-cell>
          <table:table-cell table:style-name="ce5" office:value-type="string" calcext:value-type="string">
            <text:p>max fragmentation</text:p>
          </table:table-cell>
          <table:table-cell table:style-name="ce5" office:value-type="string" calcext:value-type="string">
            <text:p>min fragmentation</text:p>
          </table:table-cell>
          <table:table-cell table:style-name="ce5" office:value-type="string" calcext:value-type="string">
            <text:p>avg process count</text:p>
          </table:table-cell>
          <table:table-cell table:style-name="ce5" office:value-type="string" calcext:value-type="string">
            <text:p>max process count</text:p>
          </table:table-cell>
          <table:table-cell table:style-name="ce5" office:value-type="string" calcext:value-type="string">
            <text:p>min process count</text:p>
          </table:table-cell>
          <table:table-cell table:style-name="ce5" office:value-type="string" calcext:value-type="string">
            <text:p>avg process size</text:p>
          </table:table-cell>
          <table:table-cell table:style-name="ce5" office:value-type="string" calcext:value-type="string">
            <text:p>avg hole count</text:p>
          </table:table-cell>
          <table:table-cell table:style-name="ce5" office:value-type="string" calcext:value-type="string">
            <text:p>max hole count</text:p>
          </table:table-cell>
          <table:table-cell table:style-name="ce5" office:value-type="string" calcext:value-type="string">
            <text:p>min hole count</text:p>
          </table:table-cell>
          <table:table-cell table:style-name="ce5" office:value-type="string" calcext:value-type="string">
            <text:p>max processes created in a row</text:p>
          </table:table-cell>
          <table:table-cell table:style-name="ce5" office:value-type="string" calcext:value-type="string">
            <text:p>max processes removed in a row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1-1024</text:p>
          </table:table-cell>
          <table:table-cell table:style-name="ce2" office:value-type="string" calcext:value-type="string">
            <text:p>best fit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63.179681" calcext:value-type="float">
            <text:p>63.179681</text:p>
          </table:table-cell>
          <table:table-cell office:value-type="float" office:value="711.059021" calcext:value-type="float">
            <text:p>711.059021</text:p>
          </table:table-cell>
          <table:table-cell office:value-type="float" office:value="0.076956" calcext:value-type="float">
            <text:p>0.076956</text:p>
          </table:table-cell>
          <table:table-cell office:value-type="float" office:value="0.028868" calcext:value-type="float">
            <text:p>0.028868</text:p>
          </table:table-cell>
          <table:table-cell office:value-type="float" office:value="1941.077677" calcext:value-type="float">
            <text:p>1941.077677</text:p>
          </table:table-cell>
          <table:table-cell office:value-type="float" office:value="1958.666666" calcext:value-type="float">
            <text:p>1958.666666</text:p>
          </table:table-cell>
          <table:table-cell office:value-type="float" office:value="1979" calcext:value-type="float">
            <text:p>1979</text:p>
          </table:table-cell>
          <table:table-cell office:value-type="float" office:value="509.155334" calcext:value-type="float">
            <text:p>509.155334</text:p>
          </table:table-cell>
          <table:table-cell office:value-type="float" office:value="800.205017" calcext:value-type="float">
            <text:p>800.205017</text:p>
          </table:table-cell>
          <table:table-cell office:value-type="float" office:value="1915.666666" calcext:value-type="float">
            <text:p>1915.666666</text:p>
          </table:table-cell>
          <table:table-cell office:value-type="float" office:value="781.333333" calcext:value-type="float">
            <text:p>781.333333</text:p>
          </table:table-cell>
          <table:table-cell office:value-type="float" office:value="51.333333" calcext:value-type="float">
            <text:p>51.3333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covered-table-cell table:style-name="ce1"/>
          <table:table-cell table:style-name="ce3" office:value-type="string" calcext:value-type="string">
            <text:p>worst fit</text:p>
          </table:table-cell>
          <table:table-cell office:value-type="float" office:value="0.186477" calcext:value-type="float">
            <text:p>0.186477</text:p>
          </table:table-cell>
          <table:table-cell office:value-type="float" office:value="230.923269" calcext:value-type="float">
            <text:p>230.923269</text:p>
          </table:table-cell>
          <table:table-cell office:value-type="float" office:value="846.682678" calcext:value-type="float">
            <text:p>846.682678</text:p>
          </table:table-cell>
          <table:table-cell office:value-type="float" office:value="0.193364" calcext:value-type="float">
            <text:p>0.193364</text:p>
          </table:table-cell>
          <table:table-cell office:value-type="float" office:value="0.180012" calcext:value-type="float">
            <text:p>0.180012</text:p>
          </table:table-cell>
          <table:table-cell office:value-type="float" office:value="168.302002" calcext:value-type="float">
            <text:p>168.302002</text:p>
          </table:table-cell>
          <table:table-cell office:value-type="float" office:value="1709.333333" calcext:value-type="float">
            <text:p>1709.333333</text:p>
          </table:table-cell>
          <table:table-cell office:value-type="float" office:value="1655" calcext:value-type="float">
            <text:p>1655</text:p>
          </table:table-cell>
          <table:table-cell office:value-type="float" office:value="509.047668" calcext:value-type="float">
            <text:p>509.047668</text:p>
          </table:table-cell>
          <table:table-cell office:value-type="float" office:value="852.680684" calcext:value-type="float">
            <text:p>852.680684</text:p>
          </table:table-cell>
          <table:table-cell office:value-type="float" office:value="861" calcext:value-type="float">
            <text:p>861</text:p>
          </table:table-cell>
          <table:table-cell office:value-type="float" office:value="831" calcext:value-type="float">
            <text:p>831</text:p>
          </table:table-cell>
          <table:table-cell office:value-type="float" office:value="13.333333" calcext:value-type="float">
            <text:p>13.333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covered-table-cell table:style-name="ce1"/>
          <table:table-cell table:style-name="ce4" office:value-type="string" calcext:value-type="string">
            <text:p>first fit</text:p>
          </table:table-cell>
          <table:table-cell office:value-type="float" office:value="0.083917" calcext:value-type="float">
            <text:p>0.083917</text:p>
          </table:table-cell>
          <table:table-cell office:value-type="float" office:value="95.123136" calcext:value-type="float">
            <text:p>95.123136</text:p>
          </table:table-cell>
          <table:table-cell office:value-type="float" office:value="1361.335998" calcext:value-type="float">
            <text:p>1361.335998</text:p>
          </table:table-cell>
          <table:table-cell office:value-type="float" office:value="0.99028" calcext:value-type="float">
            <text:p>0.99028</text:p>
          </table:table-cell>
          <table:table-cell office:value-type="float" office:value="0.071323" calcext:value-type="float">
            <text:p>0.071323</text:p>
          </table:table-cell>
          <table:table-cell office:value-type="float" office:value="1844.026327" calcext:value-type="float">
            <text:p>1844.026327</text:p>
          </table:table-cell>
          <table:table-cell office:value-type="float" office:value="1921" calcext:value-type="float">
            <text:p>1921</text:p>
          </table:table-cell>
          <table:table-cell office:value-type="float" office:value="1841.666666" calcext:value-type="float">
            <text:p>1841.666666</text:p>
          </table:table-cell>
          <table:table-cell office:value-type="float" office:value="502.408" calcext:value-type="float">
            <text:p>502.408</text:p>
          </table:table-cell>
          <table:table-cell office:value-type="float" office:value="925.529338" calcext:value-type="float">
            <text:p>925.529338</text:p>
          </table:table-cell>
          <table:table-cell office:value-type="float" office:value="943" calcext:value-type="float">
            <text:p>943</text:p>
          </table:table-cell>
          <table:table-cell office:value-type="float" office:value="904" calcext:value-type="float">
            <text:p>90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1-100</text:p>
          </table:table-cell>
          <table:table-cell table:style-name="ce2" office:value-type="string" calcext:value-type="string">
            <text:p>best fit</text:p>
          </table:table-cell>
          <table:table-cell office:value-type="float" office:value="0.015099" calcext:value-type="float">
            <text:p>0.015099</text:p>
          </table:table-cell>
          <table:table-cell office:value-type="float" office:value="8.498933" calcext:value-type="float">
            <text:p>8.498933</text:p>
          </table:table-cell>
          <table:table-cell office:value-type="float" office:value="932.222005" calcext:value-type="float">
            <text:p>932.222005</text:p>
          </table:table-cell>
          <table:table-cell office:value-type="float" office:value="0.019691" calcext:value-type="float">
            <text:p>0.019691</text:p>
          </table:table-cell>
          <table:table-cell office:value-type="float" office:value="0.010803" calcext:value-type="float">
            <text:p>0.010803</text:p>
          </table:table-cell>
          <table:table-cell office:value-type="float" office:value="20348.216797" calcext:value-type="float">
            <text:p>20348.216797</text:p>
          </table:table-cell>
          <table:table-cell office:value-type="float" office:value="20436.666666" calcext:value-type="float">
            <text:p>20436.666666</text:p>
          </table:table-cell>
          <table:table-cell office:value-type="float" office:value="20225.666666" calcext:value-type="float">
            <text:p>20225.666666</text:p>
          </table:table-cell>
          <table:table-cell office:value-type="float" office:value="50.561667" calcext:value-type="float">
            <text:p>50.561667</text:p>
          </table:table-cell>
          <table:table-cell office:value-type="float" office:value="1896.762003" calcext:value-type="float">
            <text:p>1896.762003</text:p>
          </table:table-cell>
          <table:table-cell office:value-type="float" office:value="2008.333333" calcext:value-type="float">
            <text:p>2008.333333</text:p>
          </table:table-cell>
          <table:table-cell office:value-type="float" office:value="1797" calcext:value-type="float">
            <text:p>1797</text:p>
          </table:table-cell>
          <table:table-cell office:value-type="float" office:value="110.666666" calcext:value-type="float">
            <text:p>110.6666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covered-table-cell table:style-name="ce1"/>
          <table:table-cell table:style-name="ce3" office:value-type="string" calcext:value-type="string">
            <text:p>worst fit</text:p>
          </table:table-cell>
          <table:table-cell office:value-type="float" office:value="0.157455" calcext:value-type="float">
            <text:p>0.157455</text:p>
          </table:table-cell>
          <table:table-cell office:value-type="float" office:value="23.628845" calcext:value-type="float">
            <text:p>23.628845</text:p>
          </table:table-cell>
          <table:table-cell office:value-type="float" office:value="6987.4813417" calcext:value-type="float">
            <text:p>6987.4813417</text:p>
          </table:table-cell>
          <table:table-cell office:value-type="float" office:value="0.159521" calcext:value-type="float">
            <text:p>0.159521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17531.791667" calcext:value-type="float">
            <text:p>17531.791667</text:p>
          </table:table-cell>
          <table:table-cell office:value-type="float" office:value="17577.666666" calcext:value-type="float">
            <text:p>17577.666666</text:p>
          </table:table-cell>
          <table:table-cell office:value-type="float" office:value="17484" calcext:value-type="float">
            <text:p>17484</text:p>
          </table:table-cell>
          <table:table-cell office:value-type="float" office:value="49.633666" calcext:value-type="float">
            <text:p>49.633666</text:p>
          </table:table-cell>
          <table:table-cell office:value-type="float" office:value="6987.459635" calcext:value-type="float">
            <text:p>6987.459635</text:p>
          </table:table-cell>
          <table:table-cell office:value-type="float" office:value="7090.333333" calcext:value-type="float">
            <text:p>7090.333333</text:p>
          </table:table-cell>
          <table:table-cell office:value-type="float" office:value="6993.333333" calcext:value-type="float">
            <text:p>6993.33333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covered-table-cell table:style-name="ce1"/>
          <table:table-cell table:style-name="ce4" office:value-type="string" calcext:value-type="string">
            <text:p>first fit</text:p>
          </table:table-cell>
          <table:table-cell office:value-type="float" office:value="0.073765" calcext:value-type="float">
            <text:p>0.073765</text:p>
          </table:table-cell>
          <table:table-cell office:value-type="float" office:value="13.224954" calcext:value-type="float">
            <text:p>13.224954</text:p>
          </table:table-cell>
          <table:table-cell office:value-type="float" office:value="2257.542969" calcext:value-type="float">
            <text:p>2257.542969</text:p>
          </table:table-cell>
          <table:table-cell office:value-type="float" office:value="0.075918" calcext:value-type="float">
            <text:p>0.075918</text:p>
          </table:table-cell>
          <table:table-cell office:value-type="float" office:value="0.071589" calcext:value-type="float">
            <text:p>0.071589</text:p>
          </table:table-cell>
          <table:table-cell office:value-type="float" office:value="19246.195311" calcext:value-type="float">
            <text:p>19246.195311</text:p>
          </table:table-cell>
          <table:table-cell office:value-type="float" office:value="19306.333333" calcext:value-type="float">
            <text:p>19306.333333</text:p>
          </table:table-cell>
          <table:table-cell office:value-type="float" office:value="19192.333333" calcext:value-type="float">
            <text:p>19192.333333</text:p>
          </table:table-cell>
          <table:table-cell office:value-type="float" office:value="50.497334" calcext:value-type="float">
            <text:p>50.497334</text:p>
          </table:table-cell>
          <table:table-cell office:value-type="float" office:value="5849.337415" calcext:value-type="float">
            <text:p>5849.337415</text:p>
          </table:table-cell>
          <table:table-cell office:value-type="float" office:value="5938.333333" calcext:value-type="float">
            <text:p>5938.333333</text:p>
          </table:table-cell>
          <table:table-cell office:value-type="float" office:value="5745.666666" calcext:value-type="float">
            <text:p>5745.666666</text:p>
          </table:table-cell>
          <table:table-cell office:value-type="float" office:value="32.333333" calcext:value-type="float">
            <text:p>32.333333</text:p>
          </table:table-cell>
          <table:table-cell office:value-type="float" office:value="39.666666" calcext:value-type="float">
            <text:p>39.66666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500-1000</text:p>
          </table:table-cell>
          <table:table-cell table:style-name="ce2" office:value-type="string" calcext:value-type="string">
            <text:p>best fit</text:p>
          </table:table-cell>
          <table:table-cell office:value-type="float" office:value="0.054321" calcext:value-type="float">
            <text:p>0.054321</text:p>
          </table:table-cell>
          <table:table-cell office:value-type="float" office:value="88.256482" calcext:value-type="float">
            <text:p>88.256482</text:p>
          </table:table-cell>
          <table:table-cell office:value-type="float" office:value="637.649658" calcext:value-type="float">
            <text:p>637.649658</text:p>
          </table:table-cell>
          <table:table-cell office:value-type="float" office:value="0.072135" calcext:value-type="float">
            <text:p>0.072135</text:p>
          </table:table-cell>
          <table:table-cell office:value-type="float" office:value="0.045653" calcext:value-type="float">
            <text:p>0.045653</text:p>
          </table:table-cell>
          <table:table-cell office:value-type="float" office:value="1322.246663" calcext:value-type="float">
            <text:p>1322.246663</text:p>
          </table:table-cell>
          <table:table-cell office:value-type="float" office:value="1335.333333" calcext:value-type="float">
            <text:p>1335.333333</text:p>
          </table:table-cell>
          <table:table-cell office:value-type="float" office:value="1295.666666" calcext:value-type="float">
            <text:p>1295.666666</text:p>
          </table:table-cell>
          <table:table-cell office:value-type="float" office:value="749.608663" calcext:value-type="float">
            <text:p>749.608663</text:p>
          </table:table-cell>
          <table:table-cell office:value-type="float" office:value="645.120686" calcext:value-type="float">
            <text:p>645.120686</text:p>
          </table:table-cell>
          <table:table-cell office:value-type="float" office:value="655.666666" calcext:value-type="float">
            <text:p>655.666666</text:p>
          </table:table-cell>
          <table:table-cell office:value-type="float" office:value="635.333333" calcext:value-type="float">
            <text:p>635.333333</text:p>
          </table:table-cell>
          <table:table-cell office:value-type="float" office:value="29.666666" calcext:value-type="float">
            <text:p>29.666666</text:p>
          </table:table-cell>
          <table:table-cell office:value-type="float" office:value="19.333333" calcext:value-type="float">
            <text:p>19.333333</text:p>
          </table:table-cell>
        </table:table-row>
        <table:table-row table:style-name="ro1">
          <table:table-cell/>
          <table:covered-table-cell table:style-name="ce1"/>
          <table:table-cell table:style-name="ce3" office:value-type="string" calcext:value-type="string">
            <text:p>worst fit</text:p>
          </table:table-cell>
          <table:table-cell office:value-type="float" office:value="0.115167" calcext:value-type="float">
            <text:p>0.115167</text:p>
          </table:table-cell>
          <table:table-cell office:value-type="float" office:value="195.094853" calcext:value-type="float">
            <text:p>195.094853</text:p>
          </table:table-cell>
          <table:table-cell office:value-type="float" office:value="618.923665" calcext:value-type="float">
            <text:p>618.923665</text:p>
          </table:table-cell>
          <table:table-cell office:value-type="float" office:value="0.127465" calcext:value-type="float">
            <text:p>0.127465</text:p>
          </table:table-cell>
          <table:table-cell office:value-type="float" office:value="0.106193" calcext:value-type="float">
            <text:p>0.106193</text:p>
          </table:table-cell>
          <table:table-cell office:value-type="float" office:value="1240.080997" calcext:value-type="float">
            <text:p>1240.080997</text:p>
          </table:table-cell>
          <table:table-cell office:value-type="float" office:value="1255" calcext:value-type="float">
            <text:p>1255</text:p>
          </table:table-cell>
          <table:table-cell office:value-type="float" office:value="1219.666666" calcext:value-type="float">
            <text:p>1219.666666</text:p>
          </table:table-cell>
          <table:table-cell office:value-type="float" office:value="750.687011" calcext:value-type="float">
            <text:p>750.687011</text:p>
          </table:table-cell>
          <table:table-cell office:value-type="float" office:value="618.92102" calcext:value-type="float">
            <text:p>618.92102</text:p>
          </table:table-cell>
          <table:table-cell office:value-type="float" office:value="634" calcext:value-type="float">
            <text:p>634</text:p>
          </table:table-cell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  <table:table-cell office:value-type="float" office:value="11.666666" calcext:value-type="float">
            <text:p>11.666666</text:p>
          </table:table-cell>
        </table:table-row>
        <table:table-row table:style-name="ro1">
          <table:table-cell/>
          <table:covered-table-cell table:style-name="ce1"/>
          <table:table-cell table:style-name="ce4" office:value-type="string" calcext:value-type="string">
            <text:p>first fit</text:p>
          </table:table-cell>
          <table:table-cell office:value-type="float" office:value="0.0789" calcext:value-type="float">
            <text:p>0.0789</text:p>
          </table:table-cell>
          <table:table-cell office:value-type="float" office:value="129.202283" calcext:value-type="float">
            <text:p>129.202283</text:p>
          </table:table-cell>
          <table:table-cell office:value-type="float" office:value="312.778991" calcext:value-type="float">
            <text:p>312.778991</text:p>
          </table:table-cell>
          <table:table-cell office:value-type="float" office:value="0.091699" calcext:value-type="float">
            <text:p>0.091699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1284.88571" calcext:value-type="float">
            <text:p>1284.88571</text:p>
          </table:table-cell>
          <table:table-cell office:value-type="float" office:value="1300.333333" calcext:value-type="float">
            <text:p>1300.333333</text:p>
          </table:table-cell>
          <table:table-cell office:value-type="float" office:value="1262.333333" calcext:value-type="float">
            <text:p>1262.333333</text:p>
          </table:table-cell>
          <table:table-cell office:value-type="float" office:value="755.887654" calcext:value-type="float">
            <text:p>755.887654</text:p>
          </table:table-cell>
          <table:table-cell office:value-type="float" office:value="640.369018" calcext:value-type="float">
            <text:p>640.369018</text:p>
          </table:table-cell>
          <table:table-cell office:value-type="float" office:value="644.333333" calcext:value-type="float">
            <text:p>644.333333</text:p>
          </table:table-cell>
          <table:table-cell office:value-type="float" office:value="626" calcext:value-type="float">
            <text:p>626</text:p>
          </table:table-cell>
          <table:table-cell office:value-type="float" office:value="13.666666" calcext:value-type="float">
            <text:p>13.66666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08:32:21.879546967</meta:creation-date>
    <dc:date>2021-11-27T14:20:57.667199110</dc:date>
    <meta:editing-duration>PT1M28S</meta:editing-duration>
    <meta:editing-cycles>1</meta:editing-cycles>
    <meta:document-statistic meta:table-count="1" meta:cell-count="152" meta:object-count="0"/>
    <meta:generator>LibreOffice/7.2.3.2$Linux_X86_64 LibreOffice_project/20$Build-2</meta:generator>
  </office:meta>
</office:document-meta>
</file>